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db36f" officeooo:paragraph-rsid="000db36f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style="italic" fo:font-weight="bold" officeooo:rsid="000db36f" officeooo:paragraph-rsid="000db36f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P4" style:family="paragraph" style:parent-style-name="Standard">
      <style:text-properties fo:font-style="italic" officeooo:rsid="00138554" officeooo:paragraph-rsid="00138554" style:font-style-asian="italic" style:font-style-complex="italic"/>
    </style:style>
    <style:style style:name="P5" style:family="paragraph" style:parent-style-name="Standard">
      <style:text-properties fo:font-style="normal" style:font-style-asian="normal" style:font-style-complex="normal"/>
    </style:style>
    <style:style style:name="P6" style:family="paragraph" style:parent-style-name="Standard">
      <style:text-properties fo:font-style="normal" officeooo:rsid="00128d8c" officeooo:paragraph-rsid="00128d8c" style:font-style-asian="normal" style:font-style-complex="normal"/>
    </style:style>
    <style:style style:name="P7" style:family="paragraph" style:parent-style-name="Standard">
      <style:text-properties fo:font-style="normal" officeooo:paragraph-rsid="00138554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38554" style:font-style-asian="italic" style:font-style-complex="italic"/>
    </style:style>
    <style:style style:name="T3" style:family="text">
      <style:text-properties officeooo:rsid="00128d8c"/>
    </style:style>
    <style:style style:name="T4" style:family="text">
      <style:text-properties fo:font-weight="bold"/>
    </style:style>
    <style:style style:name="T5" style:family="text">
      <style:text-properties officeooo:rsid="00138554"/>
    </style:style>
    <style:style style:name="T6" style:family="text">
      <style:text-properties officeooo:rsid="000db3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oftex – Atividade 0<text:span text:style-name="T3">3</text:span></text:p>
      <text:p text:style-name="P1"/>
      <text:p text:style-name="P3"><text:span text:style-name="T6">Em uma inscrição, o usuário informou os seguintes dados:</text:span></text:p>
      <text:p text:style-name="P3">- Nome: José Almeida da Silva</text:p>
      <text:p text:style-name="P3">- CPF: 12345678900</text:p>
      <text:p text:style-name="P3">- RG: 9517530</text:p>
      <text:p text:style-name="P3">- Altura: 1,78</text:p>
      <text:p text:style-name="P3">- Endereço: Rua A, 380 – Centro – Recife/PE</text:p>
      <text:p text:style-name="P3">No algoritmo, descreva como será:</text:p>
      <text:p text:style-name="P3">1. A proposta das variáveis;</text:p>
      <text:p text:style-name="P3">2. Elaborada a declaração das variáveis;</text:p>
      <text:p text:style-name="P3">3. Utilizado o comando de atribuição.</text:p>
      <text:p text:style-name="P3"/>
      <text:p text:style-name="P6">Seguindo as orientação da tutora irei utilizar a linguagem de programação Javascript para a resolução dessa atividade. </text:p>
      <text:p text:style-name="P6"/>
      <text:p text:style-name="P6">&lt;script&gt; </text:p>
      <text:p text:style-name="P6"><text:s text:c="5"/>var nome = “José Almeida da Silva”;</text:p>
      <text:p text:style-name="P6"><text:s text:c="5"/>var cpf = 12345678900; //Levando em consideração um CPF apenas numérico sem “.” ou “-”</text:p>
      <text:p text:style-name="P6"><text:s text:c="5"/>var rg = 9517530;</text:p>
      <text:p text:style-name="P6"><text:s text:c="5"/>var altura = 1.78;</text:p>
      <text:p text:style-name="P6"><text:s text:c="5"/>var endereço = “Rua A, 380 – Centro – Recife/PE”;</text:p>
      <text:p text:style-name="P6">&lt;/script&gt;</text:p>
      <text:p text:style-name="P5"/>
      <text:p text:style-name="P7"><text:span text:style-name="T5">O JavaScript é tido como uma linguagem fracamente tipada, dessa forma não é necessario definir o tipo da variavel em sua declaração, uma vez que esse tipo pode ser alterada em qual quer momento durante a execução do projeto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2T08:50:57.985033801</meta:creation-date>
    <dc:date>2022-07-22T09:54:24.425289915</dc:date>
    <meta:editing-duration>PT6M40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20" meta:word-count="152" meta:character-count="924" meta:non-whitespace-character-count="759"/>
  </office:meta>
</office:document-meta>
</file>